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ce5e" officeooo:paragraph-rsid="0001ce5e"/>
    </style:style>
    <style:style style:name="P2" style:family="paragraph" style:parent-style-name="Standard">
      <style:paragraph-properties fo:text-align="start" style:justify-single-word="false"/>
      <style:text-properties officeooo:rsid="0001ce5e" officeooo:paragraph-rsid="0001ce5e"/>
    </style:style>
    <style:style style:name="P3" style:family="paragraph" style:parent-style-name="Standard">
      <style:paragraph-properties fo:text-align="start" style:justify-single-word="false"/>
      <style:text-properties officeooo:rsid="0001ce5e" officeooo:paragraph-rsid="000218a0"/>
    </style:style>
    <style:style style:name="P4" style:family="paragraph" style:parent-style-name="Standard">
      <style:paragraph-properties fo:text-align="start" style:justify-single-word="false"/>
      <style:text-properties officeooo:rsid="000218a0" officeooo:paragraph-rsid="000218a0"/>
    </style:style>
    <style:style style:name="T1" style:family="text">
      <style:text-properties officeooo:rsid="000218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 final de Curso</text:p>
      <text:p text:style-name="P1"/>
      <text:p text:style-name="P1"/>
      <text:p text:style-name="P2">Se tiene que hacer una aplicación web para un Casal fallero , el cual quieren crear como una especie de red social para dicha falla.</text:p>
      <text:p text:style-name="P2">En dicha aplicación nos piden que tenga un muro de noticias en la cual los administradores de la web podrán publicar anuncios, noticias o eventos.</text:p>
      <text:p text:style-name="P2">Dentro de la publicación los usuarios podrán comentar en las publicaciones con texto.</text:p>
      <text:p text:style-name="P2"/>
      <text:p text:style-name="P3">Se pide que ademas tenga una pestaña <text:span text:style-name="T1">en la cual a los usuarios(falleros) puedan realizar el pago de cuotas pendientes , pagar cuotas adelantada o realizar una donación a la falla.</text:span></text:p>
      <text:p text:style-name="P4">Los administradores de la falla también 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6:35:54.534000000</meta:creation-date>
    <dc:date>2019-12-13T18:39:29.107000000</dc:date>
    <meta:editing-duration>PT1H43M13S</meta:editing-duration>
    <meta:editing-cycles>1</meta:editing-cycles>
    <meta:document-statistic meta:table-count="0" meta:image-count="0" meta:object-count="0" meta:page-count="1" meta:paragraph-count="7" meta:word-count="104" meta:character-count="606" meta:non-whitespace-character-count="506"/>
    <meta:generator>LibreOffice/5.3.6.1$Windows_X86_64 LibreOffice_project/686f202eff87ef707079aeb7f485847613344eb7</meta:generator>
  </office:meta>
</office:document-meta>
</file>